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82cm" svg:height="0.82cm" draw:z-index="0"><draw:image xlink:href="../../odt_eng/images/0130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TCP-IP Client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559cm" svg:height="1.27cm" draw:z-index="0"><draw:image xlink:href="../../odt_eng/images/0130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executes bidirectional data exchange as per TCP-IP protocol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7348082290547105589" text:style-name="L1">
              <text:list-item>
                <text:p text:style-name="P5">Number of inputs.</text:p>
              </text:list-item>
              <text:list-item>
                <text:p text:style-name="P5">Output dimensions array.</text:p>
              </text:list-item>
              <text:list-item>
                <text:p text:style-name="P5">Output initial values array.</text:p>
              </text:list-item>
              <text:list-item>
                <text:p text:style-name="P5">Data exchange interval – an interval, in which data is recorded and read out in unit buffers.</text:p>
              </text:list-item>
              <text:list-item>
                <text:p text:style-name="P5">Send stop command for server – if flag is set up then when calculation is stopped a stop command will be sent to Server.</text:p>
              </text:list-item>
              <text:list-item>
                <text:p text:style-name="P5">Synchronize model time – if flag is set up then the unit will automatically perform delay of calculation for coordination of model time in Client and Server.</text:p>
              </text:list-item>
              <text:list-item>
                <text:p text:style-name="P5">Tcp-ip port – exchange TCP-port No.</text:p>
              </text:list-item>
              <text:list-item>
                <text:p text:style-name="P5">Server address – the IP-address or name of Server, wherein the model, the data have been exchanged with, is located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иент TCP-IP</dc:title>
    <meta:creation-date>2012-04-18T11:03:00Z</meta:creation-date>
    <dc:date>2012-04-25T10:07:14.78</dc:date>
    <meta:editing-cycles>6</meta:editing-cycles>
    <meta:editing-duration>PT8H28M50S</meta:editing-duration>
    <meta:document-statistic meta:table-count="1" meta:image-count="2" meta:object-count="0" meta:page-count="1" meta:paragraph-count="16" meta:word-count="132" meta:character-count="72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30.odt/Normal.dotm"/>
  </office:meta>
</office:document-meta>
</file>